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EF000000567C82D01D6B794B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2" svg:font-family="Roboto, apple-system, 'Helvetica Neue', Helvetica, 'Segoe UI', Arial, sans-serif"/>
    <style:font-face style:name="Arial" svg:font-family="Arial" style:font-family-generic="roman"/>
    <style:font-face style:name="Roboto" svg:font-family="Roboto" style:font-family-generic="roman"/>
    <style:font-face style:name="Roboto Condensed" svg:font-family="'Roboto Condensed'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Roboto1" svg:font-family="Roboto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Roboto3" svg:font-family="Roboto" style:font-family-generic="system" style:font-pitch="variable"/>
    <style:font-face style:name="Roboto Condensed1" svg:font-family="'Roboto Condensed'" style:font-family-generic="system" style:font-pitch="variable"/>
  </office:font-face-decls>
  <office:automatic-styles>
    <style:style style:name="Table3" style:family="table" style:master-page-name="Standard">
      <style:table-properties style:width="18.461cm" style:page-number="auto" fo:break-before="page" table:align="margins"/>
    </style:style>
    <style:style style:name="Table3.A" style:family="table-column">
      <style:table-column-properties style:column-width="1.748cm" style:rel-column-width="6207*"/>
    </style:style>
    <style:style style:name="Table3.B" style:family="table-column">
      <style:table-column-properties style:column-width="2.547cm" style:rel-column-width="9039*"/>
    </style:style>
    <style:style style:name="Table3.C" style:family="table-column">
      <style:table-column-properties style:column-width="14.166cm" style:rel-column-width="50289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1" style:family="table">
      <style:table-properties style:width="18.461cm" table:align="margins"/>
    </style:style>
    <style:style style:name="Tabella1.A" style:family="table-column">
      <style:table-column-properties style:column-width="1.296cm" style:rel-column-width="4602*"/>
    </style:style>
    <style:style style:name="Tabella1.B" style:family="table-column">
      <style:table-column-properties style:column-width="8.705cm" style:rel-column-width="30901*"/>
    </style:style>
    <style:style style:name="Tabella1.C" style:family="table-column">
      <style:table-column-properties style:column-width="5.106cm" style:rel-column-width="18127*"/>
    </style:style>
    <style:style style:name="Tabella1.D" style:family="table-column">
      <style:table-column-properties style:column-width="3.353cm" style:rel-column-width="11905*"/>
    </style:style>
    <style:style style:name="Tabel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  <style:text-properties officeooo:paragraph-rsid="0003d076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Roboto1" fo:font-size="8pt" fo:font-style="normal" fo:text-shadow="none" style:text-underline-style="none" fo:font-weight="normal" officeooo:rsid="0031f2ba" officeooo:paragraph-rsid="0003d07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4" style:family="paragraph" style:parent-style-name="Standard">
      <style:text-properties officeooo:paragraph-rsid="00063f34"/>
    </style:style>
    <style:style style:name="P5" style:family="paragraph" style:parent-style-name="Standard">
      <style:text-properties officeooo:rsid="00063f34" officeooo:paragraph-rsid="00063f34"/>
    </style:style>
    <style:style style:name="P6" style:family="paragraph" style:parent-style-name="Standard">
      <style:text-properties fo:font-weight="bold" officeooo:rsid="00063f34" officeooo:paragraph-rsid="00063f3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63f34" officeooo:paragraph-rsid="00063f34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Roboto1" fo:font-size="8pt" fo:font-style="normal" fo:text-shadow="none" style:text-underline-style="none" fo:font-weight="bold" officeooo:rsid="0038dab8" officeooo:paragraph-rsid="0003d076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Roboto1" fo:font-size="8pt" fo:font-style="normal" fo:text-shadow="none" style:text-underline-style="none" fo:font-weight="normal" officeooo:rsid="00063f34" officeooo:paragraph-rsid="00063f3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Roboto1" fo:font-size="8pt" fo:font-style="normal" fo:text-shadow="none" style:text-underline-style="none" fo:font-weight="normal" officeooo:rsid="0038dab8" officeooo:paragraph-rsid="0003d07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1" fo:font-size="12pt" fo:font-style="normal" fo:text-shadow="none" style:text-underline-style="none" fo:font-weight="normal" officeooo:rsid="00063f34" officeooo:paragraph-rsid="00063f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1" fo:font-size="12pt" fo:font-style="normal" fo:text-shadow="none" style:text-underline-style="none" fo:font-weight="normal" officeooo:rsid="00080e09" officeooo:paragraph-rsid="00080e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1" fo:font-size="12pt" fo:font-style="normal" fo:text-shadow="none" style:text-underline-style="none" fo:font-weight="normal" officeooo:rsid="00080e09" officeooo:paragraph-rsid="00097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Roboto1" fo:font-size="12pt" fo:font-style="normal" fo:text-shadow="none" style:text-underline-style="none" fo:font-weight="normal" officeooo:rsid="00080e09" officeooo:paragraph-rsid="00080e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1" fo:font-size="12pt" fo:font-style="normal" fo:text-shadow="none" style:text-underline-style="none" fo:font-weight="normal" officeooo:rsid="00097368" officeooo:paragraph-rsid="00097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1" fo:font-size="12pt" fo:font-style="normal" fo:text-shadow="none" style:text-underline-style="none" fo:font-weight="normal" officeooo:rsid="000a807e" officeooo:paragraph-rsid="000a80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1" fo:font-size="12pt" fo:font-style="normal" fo:text-shadow="none" style:text-underline-style="none" fo:font-weight="bold" officeooo:rsid="00063f34" officeooo:paragraph-rsid="00063f3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1" fo:font-size="12pt" fo:font-style="normal" fo:text-shadow="none" style:text-underline-style="none" fo:font-weight="bold" officeooo:rsid="00080e09" officeooo:paragraph-rsid="00080e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Roboto1" fo:font-size="12pt" fo:font-style="normal" fo:text-shadow="none" style:text-underline-style="none" fo:font-weight="bold" officeooo:rsid="00080e09" officeooo:paragraph-rsid="00080e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bold" officeooo:rsid="003b09f3" officeooo:paragraph-rsid="00063f34" style:font-name-asian="Roboto Condensed1" style:font-size-asian="9pt" style:font-style-asian="normal" style:font-weight-asian="bold" style:font-name-complex="Roboto Condensed1" style:font-size-complex="9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officeooo:rsid="003b09f3" officeooo:paragraph-rsid="00063f34" style:font-name-asian="Roboto Condensed1" style:font-size-asian="9pt" style:font-style-asian="normal" style:font-weight-asian="normal" style:font-name-complex="Roboto Condensed1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officeooo:rsid="00063f34" officeooo:paragraph-rsid="00063f34" style:font-name-asian="Roboto Condensed1" style:font-size-asian="9pt" style:font-style-asian="normal" style:font-weight-asian="normal" style:font-name-complex="Roboto Condensed1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Roboto1" fo:font-size="12pt" fo:font-style="normal" fo:font-weight="normal" officeooo:paragraph-rsid="00097368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variant="normal" fo:text-transform="none" fo:color="#191c1e" style:text-outline="false" style:text-line-through-style="none" style:text-line-through-type="none" style:font-name="Roboto1" fo:font-size="12pt" fo:letter-spacing="normal" fo:font-style="normal" fo:text-shadow="none" style:text-underline-style="none" fo:font-weight="normal" officeooo:rsid="00080e09" officeooo:paragraph-rsid="00080e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Footer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Roboto Condensed" fo:font-size="10pt" fo:font-weight="bold" officeooo:rsid="0038dab8" officeooo:paragraph-rsid="0003d076" style:font-name-asian="Roboto Condensed1" style:font-size-asian="10pt" style:font-weight-asian="bold" style:font-name-complex="Roboto Condensed1" style:font-size-complex="10pt"/>
    </style:style>
    <style:style style:name="P26" style:family="paragraph" style:parent-style-name="Footer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Roboto Condensed" fo:font-size="10pt" fo:font-weight="normal" officeooo:rsid="0038dab8" officeooo:paragraph-rsid="0003d076" style:font-name-asian="Roboto Condensed1" style:font-size-asian="10pt" style:font-weight-asian="normal" style:font-name-complex="Roboto Condensed1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Roboto1" fo:font-size="12pt" fo:letter-spacing="normal" fo:font-style="normal" fo:text-shadow="none" style:text-underline-style="none" fo:font-weight="normal" officeooo:rsid="00080e09" officeooo:paragraph-rsid="00080e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outline="false" style:text-line-through-style="none" style:text-line-through-type="none" style:font-name="Roboto1" fo:font-size="12pt" fo:letter-spacing="normal" fo:font-style="normal" fo:text-shadow="none" style:text-underline-style="none" fo:font-weight="normal" officeooo:rsid="00080e09" officeooo:paragraph-rsid="00097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>
      <loext:graphic-properties draw:fill="solid" draw:fill-color="#a0a0a0"/>
      <style:paragraph-properties fo:text-align="center"/>
    </style:style>
    <style:style style:name="P30" style:family="paragraph">
      <style:paragraph-properties fo:text-align="center"/>
    </style:style>
    <style:style style:name="T1" style:family="text">
      <style:text-properties officeooo:rsid="00063f34"/>
    </style:style>
    <style:style style:name="T2" style:family="text">
      <style:text-properties fo:font-variant="normal" fo:text-transform="none" style:text-outline="false" style:text-line-through-style="none" style:text-line-through-type="none" fo:letter-spacing="normal" fo:text-shadow="none" style:text-underline-style="none" officeooo:rsid="00097368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style:text-outline="false" style:text-line-through-style="none" style:text-line-through-type="none" fo:text-shadow="none" style:text-underline-style="none" officeooo:rsid="00097368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officeooo:rsid="000a807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style:flow-with-text="false" loext:rel-width-rel="page"/>
    </style:style>
    <style:style style:name="gr2" style:family="graphic">
      <style:graphic-properties svg:stroke-width="0.101cm" svg:stroke-color="#314004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Rev</text:p>
          </table:table-cell>
          <table:table-cell table:style-name="Table3.A1" office:value-type="string">
            <text:p text:style-name="P20">Date</text:p>
          </table:table-cell>
          <table:table-cell table:style-name="Table3.C1" office:value-type="string">
            <text:p text:style-name="P20">Description</text:p>
          </table:table-cell>
        </table:table-row>
        <table:table-row>
          <table:table-cell table:style-name="Table3.A2" office:value-type="string">
            <text:p text:style-name="P21">1801</text:p>
          </table:table-cell>
          <table:table-cell table:style-name="Table3.A2" office:value-type="string">
            <text:p text:style-name="P22">17/10/2018</text:p>
          </table:table-cell>
          <table:table-cell table:style-name="Table3.C2" office:value-type="string">
            <text:p text:style-name="P21">Initial public release</text:p>
          </table:table-cell>
        </table:table-row>
      </table:table>
      <text:p text:style-name="P4"/>
      <text:p text:style-name="P4"/>
      <text:p text:style-name="P7">GREENSLEY LIMITED</text:p>
      <text:p text:style-name="P7">BANK COORDINATES</text:p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7">CUR</text:p>
          </table:table-cell>
          <table:table-cell table:style-name="Tabella1.A1" office:value-type="string">
            <text:p text:style-name="P18">ACCOUNT</text:p>
          </table:table-cell>
          <table:table-cell table:style-name="Tabella1.A1" office:value-type="string">
            <text:p text:style-name="P17">BANK</text:p>
          </table:table-cell>
          <table:table-cell table:style-name="Tabella1.D1" office:value-type="string">
            <text:p text:style-name="P19">BIC/SWIFT</text:p>
          </table:table-cell>
        </table:table-row>
        <table:table-row>
          <table:table-cell table:style-name="Tabella1.A2" office:value-type="string">
            <text:p text:style-name="P11">EUR</text:p>
            <text:p text:style-name="P15">main</text:p>
          </table:table-cell>
          <table:table-cell table:style-name="Tabella1.A2" office:value-type="string">
            <text:p text:style-name="P12">IBAN: DE44700111106051212256</text:p>
            <text:p text:style-name="P12">BENEFICIARY:</text:p>
            <text:p text:style-name="P12">Greensley Limited</text:p>
            <text:p text:style-name="P12">13 Harcourt Street</text:p>
            <text:p text:style-name="P12">Dublin 2</text:p>
            <text:p text:style-name="P12">D02 RK31</text:p>
            <text:p text:style-name="P12">Ireland</text:p>
          </table:table-cell>
          <table:table-cell table:style-name="Tabella1.A2" office:value-type="string">
            <text:p text:style-name="P12">Handelsbank</text:p>
            <text:p text:style-name="P12">Elsenheimer Str. 41</text:p>
            <text:p text:style-name="P12">Munchen</text:p>
            <text:p text:style-name="P12">80687</text:p>
            <text:p text:style-name="P12">Germany</text:p>
            <text:p text:style-name="P12"/>
          </table:table-cell>
          <table:table-cell table:style-name="Tabella1.D2" office:value-type="string">
            <text:p text:style-name="P14">DEKTDE7GXXX</text:p>
          </table:table-cell>
        </table:table-row>
        <table:table-row>
          <table:table-cell table:style-name="Tabella1.A2" office:value-type="string">
            <text:p text:style-name="P12">USD</text:p>
          </table:table-cell>
          <table:table-cell table:style-name="Tabella1.A2" office:value-type="string">
            <text:p text:style-name="P12">ACCOUNT NUMBER: 8310071712</text:p>
            <text:p text:style-name="P12">WIRE ROUTING NUMBER: 026073008</text:p>
            <text:p text:style-name="P12">ACH ROUTING NUMBER: 026073150</text:p>
            <text:p text:style-name="P12">BENEFICIARY:</text:p>
            <text:p text:style-name="P12">Greensley Limited</text:p>
            <text:p text:style-name="P12">13 Harcourt Street</text:p>
            <text:p text:style-name="P12">Dublin 2</text:p>
            <text:p text:style-name="P12">D02 RK31</text:p>
            <text:p text:style-name="P12">Ireland</text:p>
          </table:table-cell>
          <table:table-cell table:style-name="Tabella1.A2" office:value-type="string">
            <text:p text:style-name="P27">TransferWise<text:line-break/>19 W 24th Street<text:line-break/>New York<text:line-break/>10010<text:line-break/>United States</text:p>
          </table:table-cell>
          <table:table-cell table:style-name="Tabella1.D2" office:value-type="string">
            <text:p text:style-name="P14">-</text:p>
          </table:table-cell>
        </table:table-row>
        <table:table-row>
          <table:table-cell table:style-name="Tabella1.A2" office:value-type="string">
            <text:p text:style-name="P15">EUR</text:p>
            <text:p text:style-name="P15"/>
          </table:table-cell>
          <table:table-cell table:style-name="Tabella1.A2" office:value-type="string">
            <text:p text:style-name="P23"><text:span text:style-name="T3">IBAN: </text:span><text:span text:style-name="T2">GB57REVO00996973203091</text:span></text:p>
            <text:p text:style-name="P13">BENEFICIARY:</text:p>
            <text:p text:style-name="P13">Greensley Limited</text:p>
            <text:p text:style-name="P13">13 Harcourt Street</text:p>
            <text:p text:style-name="P13">Dublin 2</text:p>
            <text:p text:style-name="P13">D02 RK31</text:p>
            <text:p text:style-name="P28">Ireland</text:p>
          </table:table-cell>
          <table:table-cell table:style-name="Tabella1.A2" office:value-type="string">
            <text:p text:style-name="P15">Revolut</text:p>
            <text:p text:style-name="P16">Cheapside Floor 9</text:p>
            <text:p text:style-name="P16">London</text:p>
            <text:p text:style-name="P16">EC2V 6DN</text:p>
            <text:p text:style-name="P16">UK</text:p>
          </table:table-cell>
          <table:table-cell table:style-name="Tabella1.D2" office:value-type="string">
            <text:p text:style-name="P24">REVOGB2<text:span text:style-name="T4">LXXX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2" svg:font-family="Roboto, apple-system, 'Helvetica Neue', Helvetica, 'Segoe UI', Arial, sans-serif"/>
    <style:font-face style:name="Arial" svg:font-family="Arial" style:font-family-generic="roman"/>
    <style:font-face style:name="Roboto" svg:font-family="Roboto" style:font-family-generic="roman"/>
    <style:font-face style:name="Roboto Condensed" svg:font-family="'Roboto Condensed'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Roboto1" svg:font-family="Roboto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Roboto3" svg:font-family="Roboto" style:font-family-generic="system" style:font-pitch="variable"/>
    <style:font-face style:name="Roboto Condensed1" svg:font-family="'Roboto Condense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0pt" fo:language="none" fo:country="none" style:letter-kerning="false" style:font-name-asian="Roboto3" style:font-size-asian="10pt" style:language-asian="zh" style:country-asian="CN" style:font-name-complex="Roboto3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Roboto" fo:font-size="10pt" fo:language="none" fo:country="none" style:letter-kerning="false" style:font-name-asian="Roboto3" style:font-size-asian="10pt" style:language-asian="zh" style:country-asian="CN" style:font-name-complex="Roboto3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text-align="start" style:justify-single-word="false"/>
      <style:text-properties fo:color="#000000" style:text-outline="false" style:text-line-through-style="none" style:text-line-through-type="none" style:font-name="Roboto1" fo:font-family="Roboto" style:font-pitch="variable" fo:font-size="12pt" fo:font-style="normal" fo:text-shadow="none" style:text-underline-style="none" fo:font-weight="normal" officeooo:rsid="00190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ListLabel_20_1" style:display-name="ListLabel 1" style:family="text">
      <style:text-properties fo:color="#1155cc" style:font-name="Roboto Condensed" fo:font-family="'Roboto Condensed'" style:font-family-generic="roman" fo:font-size="9pt" style:text-underline-style="solid" style:text-underline-width="auto" style:text-underline-color="font-color" style:font-name-asian="Roboto Condensed1" style:font-family-asian="'Roboto Condensed'" style:font-family-generic-asian="system" style:font-pitch-asian="variable" style:font-size-asian="9pt" style:font-name-complex="Roboto Condensed1" style:font-family-complex="'Roboto Condensed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8.461cm" table:align="margins"/>
    </style:style>
    <style:style style:name="Table2.A" style:family="table-column">
      <style:table-column-properties style:column-width="6.152cm" style:rel-column-width="21840*"/>
    </style:style>
    <style:style style:name="Table2.B" style:family="table-column">
      <style:table-column-properties style:column-width="6.154cm" style:rel-column-width="21847*"/>
    </style:style>
    <style:style style:name="Table2.C" style:family="table-column">
      <style:table-column-properties style:column-width="6.154cm" style:rel-column-width="21848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P1" style:family="paragraph" style:parent-style-name="Standard">
      <style:paragraph-properties fo:margin-top="0cm" fo:margin-bottom="0cm" loext:contextual-spacing="false"/>
      <style:text-properties officeooo:paragraph-rsid="0003d076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Roboto1" fo:font-size="8pt" fo:font-style="normal" fo:text-shadow="none" style:text-underline-style="none" fo:font-weight="normal" officeooo:rsid="0031f2ba" officeooo:paragraph-rsid="0003d07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M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Roboto1" fo:font-size="8pt" fo:font-style="normal" fo:text-shadow="none" style:text-underline-style="none" fo:font-weight="bold" officeooo:rsid="0038dab8" officeooo:paragraph-rsid="0003d076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M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Roboto1" fo:font-size="8pt" fo:font-style="normal" fo:text-shadow="none" style:text-underline-style="none" fo:font-weight="normal" officeooo:rsid="00063f34" officeooo:paragraph-rsid="00063f3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MP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Roboto1" fo:font-size="8pt" fo:font-style="normal" fo:text-shadow="none" style:text-underline-style="none" fo:font-weight="normal" officeooo:rsid="0038dab8" officeooo:paragraph-rsid="0003d07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MP7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MP8" style:family="paragraph">
      <loext:graphic-properties draw:fill="solid" draw:fill-color="#a0a0a0"/>
      <style:paragraph-properties fo:text-align="center"/>
    </style:style>
    <style:style style:name="MP9" style:family="paragraph" style:parent-style-name="Footer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Roboto Condensed" fo:font-size="10pt" fo:font-weight="bold" officeooo:rsid="0038dab8" officeooo:paragraph-rsid="0003d076" style:font-name-asian="Roboto Condensed1" style:font-size-asian="10pt" style:font-weight-asian="bold" style:font-name-complex="Roboto Condensed1" style:font-size-complex="10pt"/>
    </style:style>
    <style:style style:name="MP10" style:family="paragraph" style:parent-style-name="Footer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Roboto Condensed" fo:font-size="10pt" fo:font-weight="normal" officeooo:rsid="0038dab8" officeooo:paragraph-rsid="0003d076" style:font-name-asian="Roboto Condensed1" style:font-size-asian="10pt" style:font-weight-asian="normal" style:font-name-complex="Roboto Condensed1" style:font-size-complex="10pt" style:font-weight-complex="normal"/>
    </style:style>
    <style:style style:name="MT1" style:family="text">
      <style:text-properties officeooo:rsid="00063f34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314004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solid" draw:fill-color="#a0a0a0" draw:textarea-horizontal-align="center" draw:textarea-vertical-align="top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style:flow-with-text="false" loext:rel-width-rel="pag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2" text:anchor-type="paragraph" svg:x="6.07cm" svg:y="0cm" svg:width="6.324cm" svg:height="2.275cm" draw:z-index="2"><draw:image xlink:href="Pictures/10000201000000EF000000567C82D01D6B794B54.png" xlink:type="simple" xlink:show="embed" xlink:actuate="onLoad" loext:mime-type="image/png"/></draw:frame></text:p>
        <text:p text:style-name="MP1"/>
        <text:p text:style-name="MP1"><draw:line text:anchor-type="paragraph" draw:z-index="1" draw:name="Forma1" draw:style-name="Mgr1" draw:text-style-name="MP2" svg:x1="-2.542cm" svg:y1="0.093cm" svg:x2="18.459cm" svg:y2="0.093cm"><text:p/></draw:line></text:p>
        <text:p text:style-name="MP1"/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3">https://www.greensley.eu/docs/<text:span text:style-name="MT1">IBANs</text:span>.pdf</text:p>
            </table:table-cell>
            <table:table-cell table:style-name="Table2.A1" office:value-type="string">
              <text:p text:style-name="MP4">Greensley Limited</text:p>
              <text:p text:style-name="MP5">Bank coordinates v1801</text:p>
            </table:table-cell>
            <table:table-cell table:style-name="Table2.C1" office:value-type="string">
              <text:p text:style-name="MP6">Page <text:page-number text:select-page="current">1</text:page-number><text:s/>of <text:page-count>1</text:page-count></text:p>
              <text:p text:style-name="MP6">2018-<text:span text:style-name="MT1">10-17</text:span></text:p>
            </table:table-cell>
          </table:table-row>
        </table:table>
        <text:p text:style-name="MP7"><draw:rect text:anchor-type="as-char" style:rel-width="100%" draw:z-index="0" draw:style-name="Mgr2" draw:text-style-name="MP8" svg:width="0.003cm" svg:height="0.054cm"><text:p/></draw:rect></text:p>
      </style:header>
      <style:footer>
        <text:p text:style-name="MP9"><draw:line text:anchor-type="paragraph" draw:z-index="3" draw:name="Forma1" draw:style-name="Mgr1" draw:text-style-name="MP2" svg:x1="-2.54cm" svg:y1="0.118cm" svg:x2="18.438cm" svg:y2="0.118cm"><text:p/></draw:line></text:p>
        <text:p text:style-name="MP10">All printed copies and all electronic copies and versions, except the one accessible on the Greensley website, are considered uncontrolled copies used for reference only. 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8-10-17T17:41:19.002217804</dc:date>
    <meta:editing-duration>PT20M14S</meta:editing-duration>
    <meta:editing-cycles>6</meta:editing-cycles>
    <meta:document-statistic meta:table-count="3" meta:image-count="1" meta:object-count="0" meta:page-count="1" meta:paragraph-count="60" meta:word-count="132" meta:character-count="914" meta:non-whitespace-character-count="840"/>
  </office:meta>
</office:document-meta>
</file>